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-3.587129354" calcext:value-type="float">
            <text:p>-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2671394" calcext:value-type="float">
            <text:p>30,92671394</text:p>
          </table:table-cell>
          <table:table-cell office:value-type="float" office:value="7.120230797E-027" calcext:value-type="float">
            <text:p>7,12E-027</text:p>
          </table:table-cell>
          <table:table-cell office:value-type="float" office:value="3.591876268" calcext:value-type="float">
            <text:p>3,591876268</text:p>
          </table:table-cell>
          <table:table-cell table:style-name="ce2" table:formula="of:=ABS(SUM([.E2:.E3])/[.E2])" office:value-type="float" office:value="0.00132331832268797" calcext:value-type="float">
            <text:p>0,001323318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620" calcext:value-type="float">
            <text:p>32620</text:p>
          </table:table-cell>
          <table:table-cell office:value-type="float" office:value="33.87042999" calcext:value-type="float">
            <text:p>33,87042999</text:p>
          </table:table-cell>
          <table:table-cell office:value-type="float" office:value="2.039393121E-020" calcext:value-type="float">
            <text:p>2,04E-020</text:p>
          </table:table-cell>
          <table:table-cell office:value-type="float" office:value="-2.639945507" calcext:value-type="float">
            <text:p>-2,63994550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620" calcext:value-type="float">
            <text:p>32620</text:p>
          </table:table-cell>
          <table:table-cell office:value-type="float" office:value="34.46159744" calcext:value-type="float">
            <text:p>34,46159744</text:p>
          </table:table-cell>
          <table:table-cell office:value-type="float" office:value="2.835327309E-020" calcext:value-type="float">
            <text:p>2,84E-020</text:p>
          </table:table-cell>
          <table:table-cell office:value-type="float" office:value="2.64214468" calcext:value-type="float">
            <text:p>2,64214468</text:p>
          </table:table-cell>
          <table:table-cell table:formula="of:=ABS(SUM([.E4:.E5])/[.E4])" office:value-type="float" office:value="0.000833037270719589" calcext:value-type="float">
            <text:p>0,000833037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688" calcext:value-type="float">
            <text:p>32688</text:p>
          </table:table-cell>
          <table:table-cell office:value-type="float" office:value="35.94347382" calcext:value-type="float">
            <text:p>35,94347382</text:p>
          </table:table-cell>
          <table:table-cell office:value-type="float" office:value="3.020568459E-017" calcext:value-type="float">
            <text:p>3,02E-017</text:p>
          </table:table-cell>
          <table:table-cell office:value-type="float" office:value="-2.174632072" calcext:value-type="float">
            <text:p>-2,17463207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688" calcext:value-type="float">
            <text:p>32688</text:p>
          </table:table-cell>
          <table:table-cell office:value-type="float" office:value="37.3571167" calcext:value-type="float">
            <text:p>37,3571167</text:p>
          </table:table-cell>
          <table:table-cell office:value-type="float" office:value="3.016296237E-017" calcext:value-type="float">
            <text:p>3,02E-017</text:p>
          </table:table-cell>
          <table:table-cell office:value-type="float" office:value="2.17671442" calcext:value-type="float">
            <text:p>2,17671442</text:p>
          </table:table-cell>
          <table:table-cell table:style-name="ce3" table:formula="of:=ABS(SUM([.E6:.E7])/[.E6])" office:value-type="float" office:value="0.000957563362930144" calcext:value-type="float">
            <text:p>0,000957563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799" calcext:value-type="float">
            <text:p>32799</text:p>
          </table:table-cell>
          <table:table-cell office:value-type="float" office:value="37.8022995" calcext:value-type="float">
            <text:p>37,8022995</text:p>
          </table:table-cell>
          <table:table-cell office:value-type="float" office:value="3.520180626E-015" calcext:value-type="float">
            <text:p>3,52E-015</text:p>
          </table:table-cell>
          <table:table-cell office:value-type="float" office:value="-1.883277416" calcext:value-type="float">
            <text:p>-1,88327741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799" calcext:value-type="float">
            <text:p>32799</text:p>
          </table:table-cell>
          <table:table-cell office:value-type="float" office:value="40.98954773" calcext:value-type="float">
            <text:p>40,98954773</text:p>
          </table:table-cell>
          <table:table-cell office:value-type="float" office:value="3.884996657E-015" calcext:value-type="float">
            <text:p>3,88E-015</text:p>
          </table:table-cell>
          <table:table-cell office:value-type="float" office:value="1.885278702" calcext:value-type="float">
            <text:p>1,885278702</text:p>
          </table:table-cell>
          <table:table-cell table:style-name="ce3" table:formula="of:=ABS(SUM([.E8:.E9])/[.E8])" office:value-type="float" office:value="0.00106266128558504" calcext:value-type="float">
            <text:p>0,001062661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939" calcext:value-type="float">
            <text:p>32939</text:p>
          </table:table-cell>
          <table:table-cell office:value-type="float" office:value="41.158535" calcext:value-type="float">
            <text:p>41,158535</text:p>
          </table:table-cell>
          <table:table-cell office:value-type="float" office:value="0.00000000000004909884077" calcext:value-type="float">
            <text:p>4,91E-014</text:p>
          </table:table-cell>
          <table:table-cell office:value-type="float" office:value="-1.674705029" calcext:value-type="float">
            <text:p>-1,674705029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939" calcext:value-type="float">
            <text:p>32939</text:p>
          </table:table-cell>
          <table:table-cell office:value-type="float" office:value="43.50921249" calcext:value-type="float">
            <text:p>43,50921249</text:p>
          </table:table-cell>
          <table:table-cell office:value-type="float" office:value="0.0000000000002272838493" calcext:value-type="float">
            <text:p>2,27E-013</text:p>
          </table:table-cell>
          <table:table-cell office:value-type="float" office:value="1.675595522" calcext:value-type="float">
            <text:p>1,675595522</text:p>
          </table:table-cell>
          <table:table-cell table:style-name="ce3" table:formula="of:=ABS(SUM([.E10:.E11])/[.E10])" office:value-type="float" office:value="0.000531731250924662" calcext:value-type="float">
            <text:p>0,000531731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034" calcext:value-type="float">
            <text:p>33034</text:p>
          </table:table-cell>
          <table:table-cell office:value-type="float" office:value="43.60050964" calcext:value-type="float">
            <text:p>43,60050964</text:p>
          </table:table-cell>
          <table:table-cell office:value-type="float" office:value="0.000000000001183495359" calcext:value-type="float">
            <text:p>1,18E-012</text:p>
          </table:table-cell>
          <table:table-cell office:value-type="float" office:value="-1.516090751" calcext:value-type="float">
            <text:p>-1,51609075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034" calcext:value-type="float">
            <text:p>33034</text:p>
          </table:table-cell>
          <table:table-cell office:value-type="float" office:value="45.46260071" calcext:value-type="float">
            <text:p>45,46260071</text:p>
          </table:table-cell>
          <table:table-cell office:value-type="float" office:value="0.000000000005744551536" calcext:value-type="float">
            <text:p>5,74E-012</text:p>
          </table:table-cell>
          <table:table-cell office:value-type="float" office:value="1.516739726" calcext:value-type="float">
            <text:p>1,516739726</text:p>
          </table:table-cell>
          <table:table-cell table:formula="of:=ABS(SUM([.E12:.E13])/[.E12])" office:value-type="float" office:value="0.000428058148611336" calcext:value-type="float">
            <text:p>0,000428058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114" calcext:value-type="float">
            <text:p>33114</text:p>
          </table:table-cell>
          <table:table-cell office:value-type="float" office:value="44.43175507" calcext:value-type="float">
            <text:p>44,43175507</text:p>
          </table:table-cell>
          <table:table-cell office:value-type="float" office:value="0.00000000008297601495" calcext:value-type="float">
            <text:p>8,30E-011</text:p>
          </table:table-cell>
          <table:table-cell office:value-type="float" office:value="-1.389928222" calcext:value-type="float">
            <text:p>-1,38992822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114" calcext:value-type="float">
            <text:p>33114</text:p>
          </table:table-cell>
          <table:table-cell office:value-type="float" office:value="46.15474319" calcext:value-type="float">
            <text:p>46,15474319</text:p>
          </table:table-cell>
          <table:table-cell office:value-type="float" office:value="0.00000000008407585739" calcext:value-type="float">
            <text:p>8,41E-011</text:p>
          </table:table-cell>
          <table:table-cell office:value-type="float" office:value="1.390698552" calcext:value-type="float">
            <text:p>1,390698552</text:p>
          </table:table-cell>
          <table:table-cell table:formula="of:=ABS(SUM([.E14:.E15])/[.E14])" office:value-type="float" office:value="0.000554222864035011" calcext:value-type="float">
            <text:p>0,000554222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242" calcext:value-type="float">
            <text:p>33242</text:p>
          </table:table-cell>
          <table:table-cell office:value-type="float" office:value="46.16643524" calcext:value-type="float">
            <text:p>46,16643524</text:p>
          </table:table-cell>
          <table:table-cell office:value-type="float" office:value="0.0000000008159699028" calcext:value-type="float">
            <text:p>8,16E-010</text:p>
          </table:table-cell>
          <table:table-cell office:value-type="float" office:value="-1.286661506" calcext:value-type="float">
            <text:p>-1,286661506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242" calcext:value-type="float">
            <text:p>33242</text:p>
          </table:table-cell>
          <table:table-cell office:value-type="float" office:value="47.74184418" calcext:value-type="float">
            <text:p>47,74184418</text:p>
          </table:table-cell>
          <table:table-cell office:value-type="float" office:value="0.0000000006915421569" calcext:value-type="float">
            <text:p>6,92E-010</text:p>
          </table:table-cell>
          <table:table-cell office:value-type="float" office:value="1.287463903" calcext:value-type="float">
            <text:p>1,287463903</text:p>
          </table:table-cell>
          <table:table-cell table:formula="of:=ABS(SUM([.E16:.E17])/[.E16])" office:value-type="float" office:value="0.000623627112692959" calcext:value-type="float">
            <text:p>0,000623627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370" calcext:value-type="float">
            <text:p>33370</text:p>
          </table:table-cell>
          <table:table-cell office:value-type="float" office:value="47.73997116" calcext:value-type="float">
            <text:p>47,73997116</text:p>
          </table:table-cell>
          <table:table-cell office:value-type="float" office:value="0.000000001012705697" calcext:value-type="float">
            <text:p>1,01E-009</text:p>
          </table:table-cell>
          <table:table-cell office:value-type="float" office:value="-1.198476672" calcext:value-type="float">
            <text:p>-1,19847667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370" calcext:value-type="float">
            <text:p>33370</text:p>
          </table:table-cell>
          <table:table-cell office:value-type="float" office:value="49.10535049" calcext:value-type="float">
            <text:p>49,10535049</text:p>
          </table:table-cell>
          <table:table-cell office:value-type="float" office:value="0.000000001973077923" calcext:value-type="float">
            <text:p>1,97E-009</text:p>
          </table:table-cell>
          <table:table-cell office:value-type="float" office:value="1.199393511" calcext:value-type="float">
            <text:p>1,199393511</text:p>
          </table:table-cell>
          <table:table-cell table:style-name="ce3" table:formula="of:=ABS(SUM([.E18:.E19])/[.E18])" office:value-type="float" office:value="0.000765003626203296" calcext:value-type="float">
            <text:p>0,000765003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534" calcext:value-type="float">
            <text:p>33534</text:p>
          </table:table-cell>
          <table:table-cell office:value-type="float" office:value="49.09922791" calcext:value-type="float">
            <text:p>49,09922791</text:p>
          </table:table-cell>
          <table:table-cell office:value-type="float" office:value="0.000000001962533913" calcext:value-type="float">
            <text:p>1,96E-009</text:p>
          </table:table-cell>
          <table:table-cell office:value-type="float" office:value="-1.122959137" calcext:value-type="float">
            <text:p>-1,122959137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534" calcext:value-type="float">
            <text:p>33534</text:p>
          </table:table-cell>
          <table:table-cell office:value-type="float" office:value="50.22718811" calcext:value-type="float">
            <text:p>50,22718811</text:p>
          </table:table-cell>
          <table:table-cell office:value-type="float" office:value="0.000000004973493173" calcext:value-type="float">
            <text:p>4,97E-009</text:p>
          </table:table-cell>
          <table:table-cell office:value-type="float" office:value="1.124058723" calcext:value-type="float">
            <text:p>1,124058723</text:p>
          </table:table-cell>
          <table:table-cell table:style-name="ce3" table:formula="of:=ABS(SUM([.E20:.E21])/[.E20])" office:value-type="float" office:value="0.000979186119752852" calcext:value-type="float">
            <text:p>0,000979186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3755" calcext:value-type="float">
            <text:p>33755</text:p>
          </table:table-cell>
          <table:table-cell office:value-type="float" office:value="50.2165184" calcext:value-type="float">
            <text:p>50,2165184</text:p>
          </table:table-cell>
          <table:table-cell office:value-type="float" office:value="0.00000001319236542" calcext:value-type="float">
            <text:p>1,32E-008</text:p>
          </table:table-cell>
          <table:table-cell office:value-type="float" office:value="1.054776073" calcext:value-type="float">
            <text:p>1,054776073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805840936414285" calcext:value-type="float">
            <text:p>0,00080584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 style:data-style-name="N2" text:time-value="0000-00-00T21:49:12.8481402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8T21:49:55.089427763</dc:date>
    <meta:generator>LibreOffice/4.1.4.2$Linux_X86_64 LibreOffice_project/410m0$Build-2</meta:generator>
    <meta:editing-duration>P0D</meta:editing-duration>
    <meta:editing-cycles>1</meta:editing-cycles>
    <meta:document-statistic meta:table-count="1" meta:cell-count="121" meta:object-count="0"/>
  </office:meta>
</office:document-meta>
</file>